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1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4">
            <text:p>Home Office</text:p>
          </table:table-cell>
          <table:table-cell office:value-type="float" office:value="8310" table:style-name="ce25">
            <text:p>8310</text:p>
          </table:table-cell>
          <table:table-cell office:value-type="float" office:value="7379.7200000000075" table:style-name="ce43">
            <text:p>7379.72</text:p>
          </table:table-cell>
          <table:table-cell office:value-type="float" office:value="14634" table:style-name="ce42">
            <text:p>14634</text:p>
          </table:table-cell>
          <table:table-cell office:value-type="float" office:value="13420.220000000016" table:style-name="ce49">
            <text:p>13420.22</text:p>
          </table:table-cell>
          <table:table-cell office:value-type="float" office:value="8379" table:style-name="ce48">
            <text:p>8379</text:p>
          </table:table-cell>
          <table:table-cell office:value-type="float" office:value="8098.2200000000084" table:style-name="ce127">
            <text:p>8098.22</text:p>
          </table:table-cell>
          <table:table-cell office:value-type="float" office:value="3006" table:style-name="ce126">
            <text:p>3006</text:p>
          </table:table-cell>
          <table:table-cell office:value-type="float" office:value="2935.2300000000009" table:style-name="ce133">
            <text:p>2935.23</text:p>
          </table:table-cell>
          <table:table-cell office:value-type="float" office:value="279" table:style-name="ce132">
            <text:p>279</text:p>
          </table:table-cell>
          <table:table-cell office:value-type="float" office:value="273.17" table:style-name="ce145">
            <text:p>273.17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34608" table:content-validation-name="val2" table:style-name="ce109">
            <text:p>34,608</text:p>
          </table:table-cell>
          <table:table-cell office:value-type="float" office:value="32106.56000000003" table:content-validation-name="val2" table:style-name="ce108">
            <text:p>32,106.56</text:p>
          </table:table-cell>
          <table:table-cell office:value-type="float" office:value="1680" table:style-name="ce96">
            <text:p>1680</text:p>
          </table:table-cell>
          <table:table-cell office:value-type="float" office:value="1577.3299999999986" table:style-name="ce79">
            <text:p>1577.33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61">
            <text:p>0.0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73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680" table:style-name="ce112">
            <text:p>1,680</text:p>
          </table:table-cell>
          <table:table-cell office:value-type="float" office:value="1577.3299999999986" table:style-name="ce119">
            <text:p>1,577.33</text:p>
          </table:table-cell>
          <table:table-cell office:value-type="float" office:value="36288" table:content-validation-name="val2" table:style-name="ce113">
            <text:p>36,288</text:p>
          </table:table-cell>
          <table:table-cell office:value-type="float" office:value="33683.890000000029" table:content-validation-name="val2" table:style-name="ce114">
            <text:p>33,683.89</text:p>
          </table:table-cell>
          <table:table-cell office:value-type="currency" office:value="82485638.959999993" table:content-validation-name="val1" table:style-name="ce12">
            <text:p>£82,485,638.96</text:p>
          </table:table-cell>
          <table:table-cell office:value-type="currency" office:value="11062881.210000012" table:content-validation-name="val1" table:style-name="ce12">
            <text:p>£11,062,881.21</text:p>
          </table:table-cell>
          <table:table-cell office:value-type="currency" office:value="602964.47999999998" table:content-validation-name="val1" table:style-name="ce12">
            <text:p>£602,964.48</text:p>
          </table:table-cell>
          <table:table-cell office:value-type="currency" office:value="242718.5" table:content-validation-name="val1" table:style-name="ce12">
            <text:p>£242,718.50</text:p>
          </table:table-cell>
          <table:table-cell office:value-type="currency" office:value="23711148.109999996" table:content-validation-name="val1" table:style-name="ce12">
            <text:p>£23,711,148.11</text:p>
          </table:table-cell>
          <table:table-cell office:value-type="currency" office:value="9226413.7100000009" table:content-validation-name="val1" table:style-name="ce12">
            <text:p>£9,226,413.71</text:p>
          </table:table-cell>
          <table:table-cell office:value-type="currency" office:value="127331764.97" table:style-name="ce13">
            <text:p>£127,331,764.97</text:p>
          </table:table-cell>
          <table:table-cell office:value-type="currency" office:value="5919604.71" table:content-validation-name="val1" table:style-name="ce14">
            <text:p>£5,919,604.71</text:p>
          </table:table-cell>
          <table:table-cell office:value-type="currency" office:value="598480.17999999993" table:content-validation-name="val1" table:style-name="ce14">
            <text:p>£598,480.18</text:p>
          </table:table-cell>
          <table:table-cell office:value-type="currency" office:value="6518084.8899999997" table:style-name="ce13">
            <text:p>£6,518,084.89</text:p>
          </table:table-cell>
          <table:table-cell office:value-type="currency" office:value="133849849.86" table:style-name="ce15">
            <text:p>£133,849,849.8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63" table:style-name="ce26">
            <text:p>363</text:p>
          </table:table-cell>
          <table:table-cell office:value-type="float" office:value="287.52999999999997" table:style-name="ce44">
            <text:p>287.53</text:p>
          </table:table-cell>
          <table:table-cell office:value-type="float" office:value="287" table:style-name="ce45">
            <text:p>287</text:p>
          </table:table-cell>
          <table:table-cell office:value-type="float" office:value="257.61" table:style-name="ce50">
            <text:p>257.61</text:p>
          </table:table-cell>
          <table:table-cell office:value-type="float" office:value="341" table:style-name="ce51">
            <text:p>341</text:p>
          </table:table-cell>
          <table:table-cell office:value-type="float" office:value="325.19" table:style-name="ce128">
            <text:p>325.19</text:p>
          </table:table-cell>
          <table:table-cell office:value-type="float" office:value="56" table:style-name="ce129">
            <text:p>56</text:p>
          </table:table-cell>
          <table:table-cell office:value-type="float" office:value="54.8" table:style-name="ce134">
            <text:p>54.80</text:p>
          </table:table-cell>
          <table:table-cell office:value-type="float" office:value="6" table:style-name="ce135">
            <text:p>6</text:p>
          </table:table-cell>
          <table:table-cell office:value-type="float" office:value="6" table:style-name="ce146">
            <text:p>6.00</text:p>
          </table:table-cell>
          <table:table-cell office:value-type="float" office:value="6" table:style-name="ce147">
            <text:p>6</text:p>
          </table:table-cell>
          <table:table-cell office:value-type="float" office:value="0.79" table:style-name="ce98">
            <text:p>0.79</text:p>
          </table:table-cell>
          <table:table-cell office:value-type="float" office:value="1059" table:content-validation-name="val2" table:style-name="ce109">
            <text:p>1,059</text:p>
          </table:table-cell>
          <table:table-cell office:value-type="float" office:value="931.91999999999985" table:content-validation-name="val2" table:style-name="ce108">
            <text:p>931.92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80">
            <text:p>0.0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74">
            <text:p>1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9">
            <text:p>1.00</text:p>
          </table:table-cell>
          <table:table-cell office:value-type="float" office:value="1060" table:content-validation-name="val2" table:style-name="ce113">
            <text:p>1,060</text:p>
          </table:table-cell>
          <table:table-cell office:value-type="float" office:value="932.91999999999985" table:content-validation-name="val2" table:style-name="ce114">
            <text:p>932.92</text:p>
          </table:table-cell>
          <table:table-cell office:value-type="currency" office:value="2221329.7799999998" table:content-validation-name="val1" table:style-name="ce12">
            <text:p>£2,221,329.78</text:p>
          </table:table-cell>
          <table:table-cell office:value-type="currency" office:value="29269.29" table:content-validation-name="val1" table:style-name="ce12">
            <text:p>£29,269.2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6763.78" table:content-validation-name="val1" table:style-name="ce12">
            <text:p>£36,763.78</text:p>
          </table:table-cell>
          <table:table-cell office:value-type="currency" office:value="602700.81000000006" table:content-validation-name="val1" table:style-name="ce12">
            <text:p>£602,700.81</text:p>
          </table:table-cell>
          <table:table-cell office:value-type="currency" office:value="222383.21" table:content-validation-name="val1" table:style-name="ce12">
            <text:p>£222,383.21</text:p>
          </table:table-cell>
          <table:table-cell office:value-type="currency" office:value="3112446.8699999996" table:style-name="ce13">
            <text:p>£3,112,446.87</text:p>
          </table:table-cell>
          <table:table-cell office:value-type="currency" office:value="92816.06" table:content-validation-name="val1" table:style-name="ce14">
            <text:p>£92,816.06</text:p>
          </table:table-cell>
          <table:table-cell office:value-type="currency" office:value="419118.48" table:content-validation-name="val1" table:style-name="ce14">
            <text:p>£419,118.48</text:p>
          </table:table-cell>
          <table:table-cell office:value-type="currency" office:value="511934.54" table:style-name="ce13">
            <text:p>£511,934.54</text:p>
          </table:table-cell>
          <table:table-cell office:value-type="currency" office:value="3624381.4099999997" table:style-name="ce15">
            <text:p>£3,624,381.41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91" table:style-name="ce27">
            <text:p>191</text:p>
          </table:table-cell>
          <table:table-cell office:value-type="float" office:value="185.6" table:style-name="ce46">
            <text:p>185.60</text:p>
          </table:table-cell>
          <table:table-cell office:value-type="float" office:value="477" table:style-name="ce47">
            <text:p>477</text:p>
          </table:table-cell>
          <table:table-cell office:value-type="float" office:value="462.3" table:style-name="ce52">
            <text:p>462.30</text:p>
          </table:table-cell>
          <table:table-cell office:value-type="float" office:value="286" table:style-name="ce53">
            <text:p>286</text:p>
          </table:table-cell>
          <table:table-cell office:value-type="float" office:value="278" table:style-name="ce130">
            <text:p>278.00</text:p>
          </table:table-cell>
          <table:table-cell office:value-type="float" office:value="41" table:style-name="ce131">
            <text:p>41</text:p>
          </table:table-cell>
          <table:table-cell office:value-type="float" office:value="40.4" table:style-name="ce136">
            <text:p>40.40</text:p>
          </table:table-cell>
          <table:table-cell office:value-type="float" office:value="13" table:style-name="ce137">
            <text:p>13</text:p>
          </table:table-cell>
          <table:table-cell office:value-type="float" office:value="12.6" table:style-name="ce148">
            <text:p>12.60</text:p>
          </table:table-cell>
          <table:table-cell office:value-type="float" office:value="7" table:style-name="ce149">
            <text:p>7</text:p>
          </table:table-cell>
          <table:table-cell office:value-type="float" office:value="1.5" table:style-name="ce104">
            <text:p>1.50</text:p>
          </table:table-cell>
          <table:table-cell office:value-type="float" office:value="1015" table:content-validation-name="val2" table:style-name="ce109">
            <text:p>1,015</text:p>
          </table:table-cell>
          <table:table-cell office:value-type="float" office:value="980.4" table:content-validation-name="val2" table:style-name="ce108">
            <text:p>980.40</text:p>
          </table:table-cell>
          <table:table-cell office:value-type="float" office:value="26" table:style-name="ce100">
            <text:p>26</text:p>
          </table:table-cell>
          <table:table-cell office:value-type="float" office:value="26" table:style-name="ce82">
            <text:p>26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2" table:style-name="ce65">
            <text:p>2</text:p>
          </table:table-cell>
          <table:table-cell office:value-type="float" office:value="1.2" table:style-name="ce76">
            <text:p>1.2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28" table:style-name="ce112">
            <text:p>28</text:p>
          </table:table-cell>
          <table:table-cell office:value-type="float" office:value="27.2" table:style-name="ce119">
            <text:p>27.20</text:p>
          </table:table-cell>
          <table:table-cell office:value-type="float" office:value="1043" table:content-validation-name="val2" table:style-name="ce113">
            <text:p>1,043</text:p>
          </table:table-cell>
          <table:table-cell office:value-type="float" office:value="1007.6" table:content-validation-name="val2" table:style-name="ce114">
            <text:p>1,007.60</text:p>
          </table:table-cell>
          <table:table-cell office:value-type="currency" office:value="3188569" table:content-validation-name="val1" table:style-name="ce12">
            <text:p>£3,188,569.00</text:p>
          </table:table-cell>
          <table:table-cell office:value-type="currency" office:value="132156" table:content-validation-name="val1" table:style-name="ce12">
            <text:p>£132,15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8972" table:content-validation-name="val1" table:style-name="ce12">
            <text:p>£28,972.00</text:p>
          </table:table-cell>
          <table:table-cell office:value-type="currency" office:value="846147" table:content-validation-name="val1" table:style-name="ce12">
            <text:p>£846,147.00</text:p>
          </table:table-cell>
          <table:table-cell office:value-type="currency" office:value="378314" table:content-validation-name="val1" table:style-name="ce12">
            <text:p>£378,314.00</text:p>
          </table:table-cell>
          <table:table-cell office:value-type="currency" office:value="4574158" table:style-name="ce13">
            <text:p>£4,574,158.00</text:p>
          </table:table-cell>
          <table:table-cell office:value-type="currency" office:value="86974" table:content-validation-name="val1" table:style-name="ce14">
            <text:p>£86,974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86974" table:style-name="ce13">
            <text:p>£86,974.00</text:p>
          </table:table-cell>
          <table:table-cell office:value-type="currency" office:value="4661132" table:style-name="ce15">
            <text:p>£4,661,132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" table:style-name="ce33">
            <text:p>6</text:p>
          </table:table-cell>
          <table:table-cell office:value-type="float" office:value="5.6" table:style-name="ce37">
            <text:p>5.60</text:p>
          </table:table-cell>
          <table:table-cell office:value-type="float" office:value="8" table:style-name="ce36">
            <text:p>8</text:p>
          </table:table-cell>
          <table:table-cell office:value-type="float" office:value="7.6" table:style-name="ce55">
            <text:p>7.60</text:p>
          </table:table-cell>
          <table:table-cell office:value-type="float" office:value="38" table:style-name="ce54">
            <text:p>38</text:p>
          </table:table-cell>
          <table:table-cell office:value-type="float" office:value="37.799999999999997" table:style-name="ce121">
            <text:p>37.80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39">
            <text:p>2.00</text:p>
          </table:table-cell>
          <table:table-cell office:value-type="float" office:value="2" table:style-name="ce138">
            <text:p>2</text:p>
          </table:table-cell>
          <table:table-cell office:value-type="float" office:value="1.43" table:style-name="ce151">
            <text:p>1.43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6" table:content-validation-name="val2" table:style-name="ce109">
            <text:p>56</text:p>
          </table:table-cell>
          <table:table-cell office:value-type="float" office:value="54.43" table:content-validation-name="val2" table:style-name="ce108">
            <text:p>54.43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85">
            <text:p>0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7">
            <text:p>0.0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9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9">
            <text:p>0.00</text:p>
          </table:table-cell>
          <table:table-cell office:value-type="float" office:value="56" table:content-validation-name="val2" table:style-name="ce113">
            <text:p>56</text:p>
          </table:table-cell>
          <table:table-cell office:value-type="float" office:value="54.43" table:content-validation-name="val2" table:style-name="ce114">
            <text:p>54.43</text:p>
          </table:table-cell>
          <table:table-cell office:value-type="currency" office:value="176088.77" table:content-validation-name="val1" table:style-name="ce12">
            <text:p>£176,088.77</text:p>
          </table:table-cell>
          <table:table-cell office:value-type="currency" office:value="333.33" table:content-validation-name="val1" table:style-name="ce12">
            <text:p>£333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5533.36" table:content-validation-name="val1" table:style-name="ce12">
            <text:p>£45,533.36</text:p>
          </table:table-cell>
          <table:table-cell office:value-type="currency" office:value="18545.22" table:content-validation-name="val1" table:style-name="ce12">
            <text:p>£18,545.22</text:p>
          </table:table-cell>
          <table:table-cell office:value-type="currency" office:value="240500.67999999996" table:style-name="ce13">
            <text:p>£240,500.6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0500.67999999996" table:style-name="ce15">
            <text:p>£240,500.6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84" table:style-name="ce34">
            <text:p>84</text:p>
          </table:table-cell>
          <table:table-cell office:value-type="float" office:value="71.569999999999993" table:style-name="ce38">
            <text:p>71.57</text:p>
          </table:table-cell>
          <table:table-cell office:value-type="float" office:value="86" table:style-name="ce39">
            <text:p>86</text:p>
          </table:table-cell>
          <table:table-cell office:value-type="float" office:value="85.35" table:style-name="ce56">
            <text:p>85.35</text:p>
          </table:table-cell>
          <table:table-cell office:value-type="float" office:value="79" table:style-name="ce57">
            <text:p>79</text:p>
          </table:table-cell>
          <table:table-cell office:value-type="float" office:value="76.989999999999995" table:style-name="ce122">
            <text:p>76.99</text:p>
          </table:table-cell>
          <table:table-cell office:value-type="float" office:value="18" table:style-name="ce123">
            <text:p>18</text:p>
          </table:table-cell>
          <table:table-cell office:value-type="float" office:value="17.600000000000001" table:style-name="ce140">
            <text:p>17.60</text:p>
          </table:table-cell>
          <table:table-cell office:value-type="float" office:value="4" table:style-name="ce141">
            <text:p>4</text:p>
          </table:table-cell>
          <table:table-cell office:value-type="float" office:value="4" table:style-name="ce152">
            <text:p>4.00</text:p>
          </table:table-cell>
          <table:table-cell office:value-type="float" office:value="5" table:style-name="ce153">
            <text:p>5</text:p>
          </table:table-cell>
          <table:table-cell office:value-type="float" office:value="0.99" table:style-name="ce106">
            <text:p>0.99</text:p>
          </table:table-cell>
          <table:table-cell office:value-type="float" office:value="276" table:content-validation-name="val2" table:style-name="ce109">
            <text:p>276</text:p>
          </table:table-cell>
          <table:table-cell office:value-type="float" office:value="256.49999999999994" table:content-validation-name="val2" table:style-name="ce108">
            <text:p>256.5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4" table:style-name="ce69">
            <text:p>4</text:p>
          </table:table-cell>
          <table:table-cell office:value-type="float" office:value="3.4" table:style-name="ce92">
            <text:p>3.4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3.4" table:style-name="ce119">
            <text:p>3.40</text:p>
          </table:table-cell>
          <table:table-cell office:value-type="float" office:value="280" table:content-validation-name="val2" table:style-name="ce113">
            <text:p>280</text:p>
          </table:table-cell>
          <table:table-cell office:value-type="float" office:value="259.89999999999992" table:content-validation-name="val2" table:style-name="ce114">
            <text:p>259.90</text:p>
          </table:table-cell>
          <table:table-cell office:value-type="currency" office:value="877985.11" table:content-validation-name="val1" table:style-name="ce12">
            <text:p>£877,985.11</text:p>
          </table:table-cell>
          <table:table-cell office:value-type="currency" office:value="21820.400000000001" table:content-validation-name="val1" table:style-name="ce12">
            <text:p>£21,820.40</text:p>
          </table:table-cell>
          <table:table-cell office:value-type="currency" office:value="32050" table:content-validation-name="val1" table:style-name="ce12">
            <text:p>£32,050.00</text:p>
          </table:table-cell>
          <table:table-cell office:value-type="currency" office:value="18886.95" table:content-validation-name="val1" table:style-name="ce12">
            <text:p>£18,886.95</text:p>
          </table:table-cell>
          <table:table-cell office:value-type="currency" office:value="206753.58" table:content-validation-name="val1" table:style-name="ce12">
            <text:p>£206,753.58</text:p>
          </table:table-cell>
          <table:table-cell office:value-type="currency" office:value="100945.12" table:content-validation-name="val1" table:style-name="ce12">
            <text:p>£100,945.12</text:p>
          </table:table-cell>
          <table:table-cell office:value-type="currency" office:value="1258441.1600000001" table:style-name="ce13">
            <text:p>£1,258,441.16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56070" table:content-validation-name="val1" table:style-name="ce14">
            <text:p>£56,070.00</text:p>
          </table:table-cell>
          <table:table-cell office:value-type="currency" office:value="56070" table:style-name="ce13">
            <text:p>£56,070.00</text:p>
          </table:table-cell>
          <table:table-cell office:value-type="currency" office:value="1314511.1600000001" table:style-name="ce15">
            <text:p>£1,314,511.1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style-name="ce35">
            <text:p>8</text:p>
          </table:table-cell>
          <table:table-cell office:value-type="float" office:value="8" table:style-name="ce40">
            <text:p>8.00</text:p>
          </table:table-cell>
          <table:table-cell office:value-type="float" office:value="9" table:style-name="ce41">
            <text:p>9</text:p>
          </table:table-cell>
          <table:table-cell office:value-type="float" office:value="7.69" table:style-name="ce58">
            <text:p>7.69</text:p>
          </table:table-cell>
          <table:table-cell office:value-type="float" office:value="90" table:style-name="ce59">
            <text:p>90</text:p>
          </table:table-cell>
          <table:table-cell office:value-type="float" office:value="88.63" table:style-name="ce124">
            <text:p>88.63</text:p>
          </table:table-cell>
          <table:table-cell office:value-type="float" office:value="7" table:style-name="ce125">
            <text:p>7</text:p>
          </table:table-cell>
          <table:table-cell office:value-type="float" office:value="6.59" table:style-name="ce142">
            <text:p>6.59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54">
            <text:p>1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115" table:content-validation-name="val2" table:style-name="ce109">
            <text:p>115</text:p>
          </table:table-cell>
          <table:table-cell office:value-type="float" office:value="111.91" table:content-validation-name="val2" table:style-name="ce108">
            <text:p>111.91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9">
            <text:p>0.00</text:p>
          </table:table-cell>
          <table:table-cell office:value-type="float" office:value="115" table:content-validation-name="val2" table:style-name="ce113">
            <text:p>115</text:p>
          </table:table-cell>
          <table:table-cell office:value-type="float" office:value="111.91" table:content-validation-name="val2" table:style-name="ce114">
            <text:p>111.91</text:p>
          </table:table-cell>
          <table:table-cell office:value-type="currency" office:value="297634" table:content-validation-name="val1" table:style-name="ce12">
            <text:p>£297,634.00</text:p>
          </table:table-cell>
          <table:table-cell office:value-type="currency" office:value="4980.79" table:content-validation-name="val1" table:style-name="ce12">
            <text:p>£4,980.7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4730.210000000006" table:content-validation-name="val1" table:style-name="ce12">
            <text:p>£74,730.21</text:p>
          </table:table-cell>
          <table:table-cell office:value-type="currency" office:value="30834.68" table:content-validation-name="val1" table:style-name="ce12">
            <text:p>£30,834.68</text:p>
          </table:table-cell>
          <table:table-cell office:value-type="currency" office:value="408179.68" table:style-name="ce13">
            <text:p>£408,179.6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08179.68" table:style-name="ce15">
            <text:p>£408,179.68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Pick Jennifer</dc:creator>
    <meta:creation-date>2012-07-18T14:50:11Z</meta:creation-date>
    <dc:date>2020-02-03T11:16:06Z</dc:date>
  </office:meta>
</office:document-meta>
</file>